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ize="9pt" style:font-size-asian="7.84999990463257pt" style:font-size-complex="9pt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from-top" style:horizontal-pos="from-left" style:horizontal-rel="paragraph" style:shadow="none" draw:ole-draw-aspect="1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1508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3016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452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6028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753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9043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0547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.2055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.3563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339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4681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02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9362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170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4043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6382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.87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1063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sheet – Project <text:s text:c="106"/></text:p>
      <text:list text:style-name="L1">
        <text:list-header>
          <text:p text:style-name="P4"/>
        </text:list-header>
      </text:list>
      <text:p text:style-name="P2">Goals:</text:p>
      <text:list text:style-name="L2">
        <text:list-item>
          <text:p text:style-name="P5">To shift a sound file's frequency in units of octaves</text:p>
          <text:p text:style-name="P5"/>
        </text:list-item>
      </text:list>
      <text:p text:style-name="P2">Introduction:</text:p>
      <text:p text:style-name="P3"><text:s text:c="4"/>Ever wanted to reach that high note? Or to be a bass? <text:s/>Well you can change the frequency of your voice with digital audio processing. <text:s/>First you simply have to use a fast fourier transform (FFT) to convert to the frequency domain, and then use a logarithmic multiple to shift all of the frequency bands a scaled amount.</text:p>
      <text:p text:style-name="P3"/>
      <text:p text:style-name="P3">The problem is that <text:s/>frequency is a linear scale, and the musical octave representation is a logarithmic scale. <text:s/>This means a conversion between the two needs to be used. <text:s/>A commonly used point of reference is 440 Hz = A4. <text:s/>Using this and the fact that frequency doubles for every increase in octave, we can begin to derive a formula for octave shifting. <text:s text:c="3"/>Note the chart on the back page and use the following formula as a shifting equation:</text:p>
      <text:p text:style-name="P3"><text:s text:c="4"/>(1) <text:s/>2^(N)*BASE = DEST</text:p>
      <text:p text:style-name="P3">To shift up or down an octave, you simply set N to 1 or -1 respectively. <text:s/>To shift up or down a note, set N to 1/12 or -1/12 also respectively. <text:s/>While this formula assumes frequency, you can also use the index <text:s/>of the frequency bands since the index is directly proportional to the frequency:</text:p>
      <text:p text:style-name="P3"><text:s text:c="4"/>(2) index = freq/(c) <text:s/>where c is the number of Hz per index value.</text:p>
      <text:p text:style-name="P3"/>
      <text:p text:style-name="P3">Your program should take in user input to set the octave shift, a double, and then shift the FFT bands using the inputed octave shift as N in equation 1.</text:p>
      <text:p text:style-name="P3"><text:s text:c="2"/></text:p>
      <text:p text:style-name="P2">Tasks:</text:p>
      <text:list text:style-name="L3">
        <text:list-header>
          <text:p text:style-name="P6">- Ensure that you have a sound file handler of some sort coded</text:p>
          <text:p text:style-name="P6">- Get a pre-coded FFT and learn how to implement it</text:p>
        </text:list-header>
      </text:list>
      <text:p text:style-name="P3"><text:s text:c="6"/>- Follow the algorithm in the introduction to create a note shifting program.</text:p>
      <text:p text:style-name="P3"/>
      <text:p text:style-name="P2">Additional Information:</text:p>
      <text:p text:style-name="P3"><text:soft-page-break/><draw:frame draw:style-name="fr1" draw:name="Object1" text:anchor-type="as-char" svg:y="-8.1693in" svg:width="3.5563in" svg:height="8.5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1" style:family="text">
      <style:text-properties fo:font-size="9pt" style:font-size-asian="7.84999990463257pt" style:font-size-complex="9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Header"><text:span text:style-name="T1">Project, last revised on </text:span><text:span text:style-name="T1"><text:date style:data-style-name="N37" text:date-value="2008-07-24T16:35:10.96" text:fixed="true">07/24/08</text:dat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hn Brock</meta:initial-creator>
    <meta:creation-date>2008-07-24T16:35:11</meta:creation-date>
    <dc:creator>John Brock</dc:creator>
    <dc:date>2008-07-25T09:53:06</dc:date>
    <meta:editing-cycles>4</meta:editing-cycles>
    <meta:editing-duration>PT16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2" meta:paragraph-count="18" meta:word-count="328" meta:character-count="19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319in" fo:break-before="auto" style:use-optimal-row-height="true"/>
    </style:style>
    <style:style style:name="ro2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Nimbus Roman No9 L" style:font-size-complex="6.80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Nimbus Roman No9 L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Nimbus Roman No9 L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Nimbus Roman No9 L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end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Nimbus Roman No9 L" style:font-size-complex="6.8000001907348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>
            <text:p>Note</text:p>
          </table:table-cell>
          <table:table-cell table:style-name="ce1" office:value-type="string">
            <text:p>Frequency</text:p>
          </table:table-cell>
          <table:table-cell table:style-name="ce1" office:value-type="string">
            <text:p>Note</text:p>
          </table:table-cell>
          <table:table-cell table:style-name="ce4" office:value-type="string">
            <text:p>Frequency</text:p>
          </table:table-cell>
        </table:table-row>
        <table:table-row table:style-name="ro1">
          <table:table-cell office:value-type="string">
            <text:p>C2</text:p>
          </table:table-cell>
          <table:table-cell table:formula="oooc:=[.B3]*2^(-1/12)" office:value-type="float" office:value="65.4063913251497">
            <text:p>65.41</text:p>
          </table:table-cell>
          <table:table-cell office:value-type="string">
            <text:p>C3</text:p>
          </table:table-cell>
          <table:table-cell table:formula="oooc:=[.D3]*2^(-1/12)" office:value-type="float" office:value="130.812782650299">
            <text:p>130.81</text:p>
          </table:table-cell>
        </table:table-row>
        <table:table-row table:style-name="ro1">
          <table:table-cell office:value-type="string">
            <text:p>C2#</text:p>
          </table:table-cell>
          <table:table-cell table:formula="oooc:=[.B4]*2^(-1/12)" office:value-type="float" office:value="69.295657744218">
            <text:p>69.3</text:p>
          </table:table-cell>
          <table:table-cell office:value-type="string">
            <text:p>C3#</text:p>
          </table:table-cell>
          <table:table-cell table:formula="oooc:=[.D4]*2^(-1/12)" office:value-type="float" office:value="138.591315488436">
            <text:p>138.59</text:p>
          </table:table-cell>
        </table:table-row>
        <table:table-row table:style-name="ro1">
          <table:table-cell office:value-type="string">
            <text:p>D2</text:p>
          </table:table-cell>
          <table:table-cell table:formula="oooc:=[.B5]*2^(-1/12)" office:value-type="float" office:value="73.4161919793519">
            <text:p>73.42</text:p>
          </table:table-cell>
          <table:table-cell office:value-type="string">
            <text:p>D3</text:p>
          </table:table-cell>
          <table:table-cell table:formula="oooc:=[.D5]*2^(-1/12)" office:value-type="float" office:value="146.832383958704">
            <text:p>146.83</text:p>
          </table:table-cell>
        </table:table-row>
        <table:table-row table:style-name="ro1">
          <table:table-cell office:value-type="string">
            <text:p>D2#</text:p>
          </table:table-cell>
          <table:table-cell table:formula="oooc:=[.B6]*2^(-1/12)" office:value-type="float" office:value="77.7817459305202">
            <text:p>77.78</text:p>
          </table:table-cell>
          <table:table-cell office:value-type="string">
            <text:p>D3#</text:p>
          </table:table-cell>
          <table:table-cell table:formula="oooc:=[.D6]*2^(-1/12)" office:value-type="float" office:value="155.56349186104">
            <text:p>155.56</text:p>
          </table:table-cell>
        </table:table-row>
        <table:table-row table:style-name="ro1">
          <table:table-cell office:value-type="string">
            <text:p>E2</text:p>
          </table:table-cell>
          <table:table-cell table:formula="oooc:=[.B7]*2^(-1/12)" office:value-type="float" office:value="82.4068892282175">
            <text:p>82.41</text:p>
          </table:table-cell>
          <table:table-cell office:value-type="string">
            <text:p>E3</text:p>
          </table:table-cell>
          <table:table-cell table:formula="oooc:=[.D7]*2^(-1/12)" office:value-type="float" office:value="164.813778456435">
            <text:p>164.81</text:p>
          </table:table-cell>
        </table:table-row>
        <table:table-row table:style-name="ro1">
          <table:table-cell office:value-type="string">
            <text:p>F2</text:p>
          </table:table-cell>
          <table:table-cell table:formula="oooc:=[.B8]*2^(-1/12)" office:value-type="float" office:value="87.307057858251">
            <text:p>87.31</text:p>
          </table:table-cell>
          <table:table-cell office:value-type="string">
            <text:p>F3</text:p>
          </table:table-cell>
          <table:table-cell table:formula="oooc:=[.D8]*2^(-1/12)" office:value-type="float" office:value="174.614115716502">
            <text:p>174.61</text:p>
          </table:table-cell>
        </table:table-row>
        <table:table-row table:style-name="ro1">
          <table:table-cell office:value-type="string">
            <text:p>F2#</text:p>
          </table:table-cell>
          <table:table-cell table:formula="oooc:=[.B9]*2^(-1/12)" office:value-type="float" office:value="92.4986056779086">
            <text:p>92.5</text:p>
          </table:table-cell>
          <table:table-cell office:value-type="string">
            <text:p>F3#</text:p>
          </table:table-cell>
          <table:table-cell table:formula="oooc:=[.D9]*2^(-1/12)" office:value-type="float" office:value="184.997211355817">
            <text:p>185</text:p>
          </table:table-cell>
        </table:table-row>
        <table:table-row table:style-name="ro1">
          <table:table-cell office:value-type="string">
            <text:p>G2</text:p>
          </table:table-cell>
          <table:table-cell table:formula="oooc:=[.B10]*2^(-1/12)" office:value-type="float" office:value="97.9988589954373">
            <text:p>98</text:p>
          </table:table-cell>
          <table:table-cell office:value-type="string">
            <text:p>G3</text:p>
          </table:table-cell>
          <table:table-cell table:formula="oooc:=[.D10]*2^(-1/12)" office:value-type="float" office:value="195.997717990875">
            <text:p>196</text:p>
          </table:table-cell>
        </table:table-row>
        <table:table-row table:style-name="ro1">
          <table:table-cell office:value-type="string">
            <text:p>G2#</text:p>
          </table:table-cell>
          <table:table-cell table:formula="oooc:=[.B11]*2^(-1/12)" office:value-type="float" office:value="103.826174394986">
            <text:p>103.83</text:p>
          </table:table-cell>
          <table:table-cell office:value-type="string">
            <text:p>G3#</text:p>
          </table:table-cell>
          <table:table-cell table:formula="oooc:=[.D11]*2^(-1/12)" office:value-type="float" office:value="207.652348789973">
            <text:p>207.65</text:p>
          </table:table-cell>
        </table:table-row>
        <table:table-row table:style-name="ro1">
          <table:table-cell office:value-type="string">
            <text:p>A2</text:p>
          </table:table-cell>
          <table:table-cell table:formula="oooc:=440*2^(-2)" office:value-type="float" office:value="110">
            <text:p>110</text:p>
          </table:table-cell>
          <table:table-cell office:value-type="string">
            <text:p>A3</text:p>
          </table:table-cell>
          <table:table-cell table:formula="oooc:=440*2^(-1)" office:value-type="float" office:value="220">
            <text:p>220</text:p>
          </table:table-cell>
        </table:table-row>
        <table:table-row table:style-name="ro1">
          <table:table-cell office:value-type="string">
            <text:p>A2#</text:p>
          </table:table-cell>
          <table:table-cell table:formula="oooc:=[.B11]*2^(1/12)" office:value-type="float" office:value="116.540940379522">
            <text:p>116.54</text:p>
          </table:table-cell>
          <table:table-cell office:value-type="string">
            <text:p>A3#</text:p>
          </table:table-cell>
          <table:table-cell table:formula="oooc:=[.D11]*2^(1/12)" office:value-type="float" office:value="233.081880759045">
            <text:p>233.08</text:p>
          </table:table-cell>
        </table:table-row>
        <table:table-row table:style-name="ro1">
          <table:table-cell office:value-type="string">
            <text:p>B2</text:p>
          </table:table-cell>
          <table:table-cell table:formula="oooc:=[.B12]*2^(1/12)" office:value-type="float" office:value="123.470825314031">
            <text:p>123.47</text:p>
          </table:table-cell>
          <table:table-cell office:value-type="string">
            <text:p>B3</text:p>
          </table:table-cell>
          <table:table-cell table:formula="oooc:=[.D12]*2^(1/12)" office:value-type="float" office:value="246.941650628062">
            <text:p>246.94</text:p>
          </table:table-cell>
        </table:table-row>
        <table:table-row table:style-name="ro1">
          <table:table-cell office:value-type="string">
            <text:p>C4</text:p>
          </table:table-cell>
          <table:table-cell table:formula="oooc:=[.B15]*2^(-1/12)" office:value-type="float" office:value="261.625565300599">
            <text:p>261.63</text:p>
          </table:table-cell>
          <table:table-cell office:value-type="string">
            <text:p>C5</text:p>
          </table:table-cell>
          <table:table-cell table:formula="oooc:=[.D15]*2^(-1/12)" office:value-type="float" office:value="523.251130601197">
            <text:p>523.25</text:p>
          </table:table-cell>
        </table:table-row>
        <table:table-row table:style-name="ro1">
          <table:table-cell office:value-type="string">
            <text:p>C4#</text:p>
          </table:table-cell>
          <table:table-cell table:formula="oooc:=[.B16]*2^(-1/12)" office:value-type="float" office:value="277.182630976872">
            <text:p>277.18</text:p>
          </table:table-cell>
          <table:table-cell office:value-type="string">
            <text:p>C5#</text:p>
          </table:table-cell>
          <table:table-cell table:formula="oooc:=[.D16]*2^(-1/12)" office:value-type="float" office:value="554.365261953744">
            <text:p>554.37</text:p>
          </table:table-cell>
        </table:table-row>
        <table:table-row table:style-name="ro1">
          <table:table-cell office:value-type="string">
            <text:p>D4</text:p>
          </table:table-cell>
          <table:table-cell table:formula="oooc:=[.B17]*2^(-1/12)" office:value-type="float" office:value="293.664767917408">
            <text:p>293.66</text:p>
          </table:table-cell>
          <table:table-cell office:value-type="string">
            <text:p>D5</text:p>
          </table:table-cell>
          <table:table-cell table:formula="oooc:=[.D17]*2^(-1/12)" office:value-type="float" office:value="587.329535834815">
            <text:p>587.33</text:p>
          </table:table-cell>
        </table:table-row>
        <table:table-row table:style-name="ro1">
          <table:table-cell office:value-type="string">
            <text:p>D4#</text:p>
          </table:table-cell>
          <table:table-cell table:formula="oooc:=[.B18]*2^(-1/12)" office:value-type="float" office:value="311.126983722081">
            <text:p>311.13</text:p>
          </table:table-cell>
          <table:table-cell office:value-type="string">
            <text:p>D5#</text:p>
          </table:table-cell>
          <table:table-cell table:formula="oooc:=[.D18]*2^(-1/12)" office:value-type="float" office:value="622.253967444162">
            <text:p>622.25</text:p>
          </table:table-cell>
        </table:table-row>
        <table:table-row table:style-name="ro1">
          <table:table-cell office:value-type="string">
            <text:p>E4</text:p>
          </table:table-cell>
          <table:table-cell table:formula="oooc:=[.B19]*2^(-1/12)" office:value-type="float" office:value="329.62755691287">
            <text:p>329.63</text:p>
          </table:table-cell>
          <table:table-cell office:value-type="string">
            <text:p>E5</text:p>
          </table:table-cell>
          <table:table-cell table:formula="oooc:=[.D19]*2^(-1/12)" office:value-type="float" office:value="659.25511382574">
            <text:p>659.26</text:p>
          </table:table-cell>
        </table:table-row>
        <table:table-row table:style-name="ro1">
          <table:table-cell office:value-type="string">
            <text:p>F4</text:p>
          </table:table-cell>
          <table:table-cell table:formula="oooc:=[.B20]*2^(-1/12)" office:value-type="float" office:value="349.228231433004">
            <text:p>349.23</text:p>
          </table:table-cell>
          <table:table-cell office:value-type="string">
            <text:p>F5</text:p>
          </table:table-cell>
          <table:table-cell table:formula="oooc:=[.D20]*2^(-1/12)" office:value-type="float" office:value="698.456462866008">
            <text:p>698.46</text:p>
          </table:table-cell>
        </table:table-row>
        <table:table-row table:style-name="ro1">
          <table:table-cell office:value-type="string">
            <text:p>F4#</text:p>
          </table:table-cell>
          <table:table-cell table:formula="oooc:=[.B21]*2^(-1/12)" office:value-type="float" office:value="369.994422711634">
            <text:p>369.99</text:p>
          </table:table-cell>
          <table:table-cell office:value-type="string">
            <text:p>F5#</text:p>
          </table:table-cell>
          <table:table-cell table:formula="oooc:=[.D21]*2^(-1/12)" office:value-type="float" office:value="739.988845423269">
            <text:p>739.99</text:p>
          </table:table-cell>
        </table:table-row>
        <table:table-row table:style-name="ro1">
          <table:table-cell office:value-type="string">
            <text:p>G4</text:p>
          </table:table-cell>
          <table:table-cell table:formula="oooc:=[.B22]*2^(-1/12)" office:value-type="float" office:value="391.995435981749">
            <text:p>392</text:p>
          </table:table-cell>
          <table:table-cell office:value-type="string">
            <text:p>G5</text:p>
          </table:table-cell>
          <table:table-cell table:formula="oooc:=[.D22]*2^(-1/12)" office:value-type="float" office:value="783.990871963499">
            <text:p>783.99</text:p>
          </table:table-cell>
        </table:table-row>
        <table:table-row table:style-name="ro1">
          <table:table-cell office:value-type="string">
            <text:p>G4#</text:p>
          </table:table-cell>
          <table:table-cell table:formula="oooc:=[.B23]*2^(-1/12)" office:value-type="float" office:value="415.304697579945">
            <text:p>415.3</text:p>
          </table:table-cell>
          <table:table-cell office:value-type="string">
            <text:p>G5#</text:p>
          </table:table-cell>
          <table:table-cell table:formula="oooc:=[.D23]*2^(-1/12)" office:value-type="float" office:value="830.60939515989">
            <text:p>830.61</text:p>
          </table:table-cell>
        </table:table-row>
        <table:table-row table:style-name="ro1">
          <table:table-cell office:value-type="string">
            <text:p>A</text:p>
          </table:table-cell>
          <table:table-cell table:formula="oooc:=440*2^(0)" office:value-type="float" office:value="440">
            <text:p>440</text:p>
          </table:table-cell>
          <table:table-cell office:value-type="string">
            <text:p>A5</text:p>
          </table:table-cell>
          <table:table-cell table:formula="oooc:=440*2^(1)" office:value-type="float" office:value="880">
            <text:p>880</text:p>
          </table:table-cell>
        </table:table-row>
        <table:table-row table:style-name="ro1">
          <table:table-cell office:value-type="string">
            <text:p>A4#</text:p>
          </table:table-cell>
          <table:table-cell table:formula="oooc:=[.B23]*2^(1/12)" office:value-type="float" office:value="466.16376151809">
            <text:p>466.16</text:p>
          </table:table-cell>
          <table:table-cell office:value-type="string">
            <text:p>A5#</text:p>
          </table:table-cell>
          <table:table-cell table:formula="oooc:=[.D23]*2^(1/12)" office:value-type="float" office:value="932.32752303618">
            <text:p>932.33</text:p>
          </table:table-cell>
        </table:table-row>
        <table:table-row table:style-name="ro1">
          <table:table-cell office:value-type="string">
            <text:p>B4</text:p>
          </table:table-cell>
          <table:table-cell table:formula="oooc:=[.B24]*2^(1/12)" office:value-type="float" office:value="493.883301256124">
            <text:p>493.88</text:p>
          </table:table-cell>
          <table:table-cell office:value-type="string">
            <text:p>B5</text:p>
          </table:table-cell>
          <table:table-cell table:formula="oooc:=[.D24]*2^(1/12)" office:value-type="float" office:value="987.766602512248">
            <text:p>987.77</text:p>
          </table:table-cell>
        </table:table-row>
        <table:table-row table:style-name="ro1">
          <table:table-cell office:value-type="string">
            <text:p>C6</text:p>
          </table:table-cell>
          <table:table-cell table:formula="oooc:=[.B27]*2^(-1/12)" office:value-type="float" office:value="1046.50226120239">
            <text:p>1046.5</text:p>
          </table:table-cell>
          <table:table-cell/>
          <table:table-cell table:style-name="ce5"/>
        </table:table-row>
        <table:table-row table:style-name="ro1">
          <table:table-cell office:value-type="string">
            <text:p>C6#</text:p>
          </table:table-cell>
          <table:table-cell table:formula="oooc:=[.B28]*2^(-1/12)" office:value-type="float" office:value="1108.73052390749">
            <text:p>1108.73</text:p>
          </table:table-cell>
          <table:table-cell/>
          <table:table-cell table:style-name="ce5"/>
        </table:table-row>
        <table:table-row table:style-name="ro1">
          <table:table-cell office:value-type="string">
            <text:p>D6</text:p>
          </table:table-cell>
          <table:table-cell table:formula="oooc:=[.B29]*2^(-1/12)" office:value-type="float" office:value="1174.65907166963">
            <text:p>1174.66</text:p>
          </table:table-cell>
          <table:table-cell/>
          <table:table-cell table:style-name="ce5"/>
        </table:table-row>
        <table:table-row table:style-name="ro1">
          <table:table-cell office:value-type="string">
            <text:p>D6#</text:p>
          </table:table-cell>
          <table:table-cell table:formula="oooc:=[.B30]*2^(-1/12)" office:value-type="float" office:value="1244.50793488832">
            <text:p>1244.51</text:p>
          </table:table-cell>
          <table:table-cell/>
          <table:table-cell table:style-name="ce5"/>
        </table:table-row>
        <table:table-row table:style-name="ro1">
          <table:table-cell office:value-type="string">
            <text:p>E6</text:p>
          </table:table-cell>
          <table:table-cell table:formula="oooc:=[.B31]*2^(-1/12)" office:value-type="float" office:value="1318.51022765148">
            <text:p>1318.51</text:p>
          </table:table-cell>
          <table:table-cell/>
          <table:table-cell table:style-name="ce5"/>
        </table:table-row>
        <table:table-row table:style-name="ro1">
          <table:table-cell office:value-type="string">
            <text:p>F6</text:p>
          </table:table-cell>
          <table:table-cell table:formula="oooc:=[.B32]*2^(-1/12)" office:value-type="float" office:value="1396.91292573202">
            <text:p>1396.91</text:p>
          </table:table-cell>
          <table:table-cell/>
          <table:table-cell table:style-name="ce5"/>
        </table:table-row>
        <table:table-row table:style-name="ro1">
          <table:table-cell office:value-type="string">
            <text:p>F6#</text:p>
          </table:table-cell>
          <table:table-cell table:formula="oooc:=[.B33]*2^(-1/12)" office:value-type="float" office:value="1479.97769084654">
            <text:p>1479.98</text:p>
          </table:table-cell>
          <table:table-cell/>
          <table:table-cell table:style-name="ce5"/>
        </table:table-row>
        <table:table-row table:style-name="ro1">
          <table:table-cell office:value-type="string">
            <text:p>G6</text:p>
          </table:table-cell>
          <table:table-cell table:formula="oooc:=[.B34]*2^(-1/12)" office:value-type="float" office:value="1567.981743927">
            <text:p>1567.98</text:p>
          </table:table-cell>
          <table:table-cell/>
          <table:table-cell table:style-name="ce5"/>
        </table:table-row>
        <table:table-row table:style-name="ro1">
          <table:table-cell office:value-type="string">
            <text:p>G2#</text:p>
          </table:table-cell>
          <table:table-cell table:formula="oooc:=[.B35]*2^(-1/12)" office:value-type="float" office:value="1661.21879031978">
            <text:p>1661.22</text:p>
          </table:table-cell>
          <table:table-cell/>
          <table:table-cell table:style-name="ce5"/>
        </table:table-row>
        <table:table-row table:style-name="ro1">
          <table:table-cell office:value-type="string">
            <text:p>A2</text:p>
          </table:table-cell>
          <table:table-cell table:formula="oooc:=440*2^(2)" office:value-type="float" office:value="1760">
            <text:p>1760</text:p>
          </table:table-cell>
          <table:table-cell/>
          <table:table-cell table:style-name="ce5"/>
        </table:table-row>
        <table:table-row table:style-name="ro1">
          <table:table-cell office:value-type="string">
            <text:p>A2#</text:p>
          </table:table-cell>
          <table:table-cell table:formula="oooc:=[.B35]*2^(1/12)" office:value-type="float" office:value="1864.65504607236">
            <text:p>1864.66</text:p>
          </table:table-cell>
          <table:table-cell/>
          <table:table-cell table:style-name="ce5"/>
        </table:table-row>
        <table:table-row table:style-name="ro1">
          <table:table-cell office:value-type="string">
            <text:p>B2</text:p>
          </table:table-cell>
          <table:table-cell table:formula="oooc:=[.B36]*2^(1/12)" office:value-type="float" office:value="1975.5332050245">
            <text:p>1975.53</text:p>
          </table:table-cell>
          <table:table-cell/>
          <table:table-cell table:style-name="ce5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4">07/24/2008</text:date>, <text:time>14:2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